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5cm" draw:marker-end-width="0.235cm" draw:fill="none" draw:textarea-horizontal-align="justify" draw:textarea-vertical-align="middle" draw:auto-grow-height="false" fo:min-height="4.93cm" fo:min-width="6.08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5cm" draw:marker-end-width="0.235cm" draw:fill="none" draw:textarea-horizontal-align="justify" draw:textarea-vertical-align="middle" draw:auto-grow-height="false" fo:min-height="6.83cm" fo:min-width="11.23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5cm" draw:marker-end-width="0.235cm" draw:fill="none" draw:textarea-horizontal-align="justify" draw:textarea-vertical-align="middle" draw:auto-grow-height="false" fo:min-height="1.03cm" fo:min-width="3.48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5cm" draw:marker-end-width="0.235cm" draw:fill="none" draw:textarea-horizontal-align="justify" draw:textarea-vertical-align="middle" draw:auto-grow-height="false" fo:min-height="0.75cm" fo:min-width="0.5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6cm" svg:height="5.2cm" svg:x="9.995cm" svg:y="7.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1.75cm" svg:height="7.1cm" svg:x="8.975cm" svg:y="6.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cm" svg:height="1.3cm" svg:x="11.895cm" svg:y="7.95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0.999cm" svg:height="0.999cm" svg:x="19.725cm" svg:y="13.05cm" svg:viewBox="0 0 1000 1000" svg:d="M1000 1000c0-333 0-667 0-1000-333 333-667 667-1000 1000 333 0 667 0 1000 0z">
            <text:p/>
          </draw:path>
          <draw:path draw:style-name="gr4" draw:text-style-name="P1" draw:layer="layout" svg:width="0.999cm" svg:height="0.999cm" svg:x="19.725cm" svg:y="6.95cm" svg:viewBox="0 0 1000 1000" svg:d="M0 0c333 0 667 0 1000 0 0 333 0 667 0 1000-333-333-667-667-1000-1000z">
            <text:p/>
          </draw:path>
        </draw:g>
        <draw:frame draw:style-name="gr5" draw:text-style-name="P2" draw:layer="layout" svg:width="2.153cm" svg:height="0.674cm" svg:x="6.597cm" svg:y="10.326cm">
          <draw:text-box>
            <text:p><text:span text:style-name="T1">71 m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de" fo:country="DE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1T17:00:35.227301011</meta:creation-date>
    <dc:date>2021-09-21T19:13:24.157077162</dc:date>
    <meta:editing-duration>PT33M15S</meta:editing-duration>
    <meta:editing-cycles>8</meta:editing-cycles>
    <meta:generator>LibreOffice/7.2.1.2$Linux_X86_64 LibreOffice_project/20$Build-2</meta:generator>
    <meta:print-date>2021-09-21T18:53:36.897064463</meta:print-date>
    <meta:document-statistic meta:object-count="7"/>
  </office:meta>
</office:document-meta>
</file>